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2285530A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63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2.563cm" svg:x="1.4cm" svg:y="0.137cm" presentation:class="title" presentation:user-transformed="true">
          <draw:text-box>
            <text:p text:style-name="P1"><text:span text:style-name="T1">Average Monthly Bike Rental varies from 2176 to 5772</text:span></text:p>
          </draw:text-box>
        </draw:frame>
        <draw:frame presentation:style-name="pr2" draw:layer="layout" svg:width="26.6cm" svg:height="3.4cm" svg:x="1.4cm" svg:y="17.6cm" presentation:class="outline" presentation:user-transformed="true">
          <draw:text-box>
            <text:list text:style-name="L2">
              <text:list-header>
                <text:p><text:span text:style-name="T2">Recommended Action:</text:span></text:p>
                <text:list>
                  <text:list-header>
                    <text:p><text:span text:style-name="T3">Can we predict bike rentals on the environment &amp; seasonal settings?</text:span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21.8cm" svg:height="14.8cm" svg:x="0cm" svg:y="2.4cm">
          <draw:image xlink:href="Pictures/10000000000002CE0000022285530A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6:37:01.144159394</meta:creation-date>
    <dc:date>2015-11-24T17:13:45.856875426</dc:date>
    <meta:editing-duration>PT21M24S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